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Sławię Cię, </text:span><text:span text:style-name="T1"><text:line-break/></text:span><text:span text:style-name="T1">sławię Cię,</text:span><text:span text:style-name="T1"><text:line-break/></text:span><text:span text:style-name="T1">zawsze chcę </text:span><text:span text:style-name="T1"><text:line-break/></text:span><text:span text:style-name="T1">przy Tobie być</text:span><text:span text:style-name="T1"><text:line-break/></text:span><text:span text:style-name="T1">Dziękować Ci pragnę</text:span><text:span text:style-name="T1"><text:line-break/></text:span><text:span text:style-name="T1">bo właśnie Ty</text:span><text:span text:style-name="T1"><text:line-break/></text:span><text:span text:style-name="T1">kochasz m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yrwałeś mnie</text:span><text:span text:style-name="T1"><text:line-break/></text:span><text:span text:style-name="T1">ze śmierci,</text:span><text:span text:style-name="T1"><text:line-break/></text:span><text:span text:style-name="T1">odmieniłeś życie me</text:span><text:span text:style-name="T1"><text:line-break/></text:span><text:span text:style-name="T1">zmazałeś moje winy</text:span><text:span text:style-name="T1"><text:line-break/></text:span><text:span text:style-name="T1">Przebaczyłeś</text:span><text:span text:style-name="T1"><text:line-break/></text:span><text:span text:style-name="T1">mi mój grze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rwałeś mnie</text:span><text:span text:style-name="T1"><text:line-break/></text:span><text:span text:style-name="T1">ze śmierci,</text:span><text:span text:style-name="T1"><text:line-break/></text:span><text:span text:style-name="T1">odmieniłeś życie me</text:span><text:span text:style-name="T1"><text:line-break/></text:span><text:span text:style-name="T1">Od dzisiaj już na zawsze</text:span><text:span text:style-name="T1"><text:line-break/></text:span><text:span text:style-name="T1">będę śpiewać</text:span><text:span text:style-name="T1"><text:line-break/></text:span><text:span text:style-name="T1">Tobie pieś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Kocham Cię,</text:span><text:span text:style-name="T1"><text:line-break/></text:span><text:span text:style-name="T1">kocham Cię</text:span><text:span text:style-name="T1"><text:line-break/></text:span><text:span text:style-name="T1">przyjmij dziś miłość mą</text:span><text:span text:style-name="T1"><text:line-break/></text:span><text:span text:style-name="T1">Raduję się w Tobie,</text:span><text:span text:style-name="T1"><text:line-break/></text:span><text:span text:style-name="T1">bo właśnie Ty</text:span><text:span text:style-name="T1"><text:line-break/></text:span><text:span text:style-name="T1">kochasz m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yrwałeś mnie</text:span><text:span text:style-name="T1"><text:line-break/></text:span><text:span text:style-name="T1">ze śmierci,</text:span><text:span text:style-name="T1"><text:line-break/></text:span><text:span text:style-name="T1">odmieniłeś życie me</text:span><text:span text:style-name="T1"><text:line-break/></text:span><text:span text:style-name="T1">zmazałeś moje winy</text:span><text:span text:style-name="T1"><text:line-break/></text:span><text:span text:style-name="T1">Przebaczyłeś</text:span><text:span text:style-name="T1"><text:line-break/></text:span><text:span text:style-name="T1">mi mój grze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rwałeś mnie</text:span><text:span text:style-name="T1"><text:line-break/></text:span><text:span text:style-name="T1">ze śmierci,</text:span><text:span text:style-name="T1"><text:line-break/></text:span><text:span text:style-name="T1">odmieniłeś życie me</text:span><text:span text:style-name="T1"><text:line-break/></text:span><text:span text:style-name="T1">Od dzisiaj już na zawsze</text:span><text:span text:style-name="T1"><text:line-break/></text:span><text:span text:style-name="T1">będę śpiewać</text:span><text:span text:style-name="T1"><text:line-break/></text:span><text:span text:style-name="T1">Tobie pieś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30T15:26:19</meta:creation-date>
    <dc:date>2013-11-18T20:31:28.04</dc:date>
    <dc:language>pl-PL</dc:language>
    <meta:editing-cycles>17</meta:editing-cycles>
    <meta:editing-duration>PT23M39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